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864894321986607" calcext:value-type="float">
            <text:p>0,864894321986607</text:p>
          </table:table-cell>
          <table:table-cell office:value-type="float" office:value="0.867032938006815" calcext:value-type="float">
            <text:p>0,867032938006815</text:p>
          </table:table-cell>
          <table:table-cell office:value-type="float" office:value="0.809045535769302" calcext:value-type="float">
            <text:p>0,809045535769302</text:p>
          </table:table-cell>
          <table:table-cell office:value-type="float" office:value="0.679325331125828" calcext:value-type="float">
            <text:p>0,679325331125828</text:p>
          </table:table-cell>
          <table:table-cell office:value-type="float" office:value="0.758328327865823" calcext:value-type="float">
            <text:p>0,758328327865823</text:p>
          </table:table-cell>
          <table:table-cell office:value-type="float" office:value="0.92949777317162" calcext:value-type="float">
            <text:p>0,92949777317162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5076904296875" calcext:value-type="float">
            <text:p>0,85076904296875</text:p>
          </table:table-cell>
          <table:table-cell office:value-type="float" office:value="0.833474107025546" calcext:value-type="float">
            <text:p>0,833474107025546</text:p>
          </table:table-cell>
          <table:table-cell office:value-type="float" office:value="0.83842341279207" calcext:value-type="float">
            <text:p>0,83842341279207</text:p>
          </table:table-cell>
          <table:table-cell office:value-type="float" office:value="0.721797789336801" calcext:value-type="float">
            <text:p>0,721797789336801</text:p>
          </table:table-cell>
          <table:table-cell office:value-type="float" office:value="0.84343184926303" calcext:value-type="float">
            <text:p>0,84343184926303</text:p>
          </table:table-cell>
          <table:table-cell office:value-type="float" office:value="0.856995486782721" calcext:value-type="float">
            <text:p>0,856995486782721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8333740234375" calcext:value-type="float">
            <text:p>0,8333740234375</text:p>
          </table:table-cell>
          <table:table-cell office:value-type="float" office:value="0.84924296575476" calcext:value-type="float">
            <text:p>0,84924296575476</text:p>
          </table:table-cell>
          <table:table-cell office:value-type="float" office:value="0.732300451068837" calcext:value-type="float">
            <text:p>0,732300451068837</text:p>
          </table:table-cell>
          <table:table-cell office:value-type="float" office:value="0.577660891089109" calcext:value-type="float">
            <text:p>0,577660891089109</text:p>
          </table:table-cell>
          <table:table-cell office:value-type="float" office:value="0.643666272655634" calcext:value-type="float">
            <text:p>0,643666272655634</text:p>
          </table:table-cell>
          <table:table-cell office:value-type="float" office:value="0.937365010799136" calcext:value-type="float">
            <text:p>0,937365010799136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48345075334821" calcext:value-type="float">
            <text:p>0,848345075334821</text:p>
          </table:table-cell>
          <table:table-cell office:value-type="float" office:value="0.929477738756089" calcext:value-type="float">
            <text:p>0,929477738756089</text:p>
          </table:table-cell>
          <table:table-cell office:value-type="float" office:value="0.790518975297788" calcext:value-type="float">
            <text:p>0,790518975297788</text:p>
          </table:table-cell>
          <table:table-cell office:value-type="float" office:value="0.653601800402302" calcext:value-type="float">
            <text:p>0,653601800402302</text:p>
          </table:table-cell>
          <table:table-cell office:value-type="float" office:value="0.687705622262735" calcext:value-type="float">
            <text:p>0,687705622262735</text:p>
          </table:table-cell>
          <table:table-cell office:value-type="float" office:value="0.962817507130378" calcext:value-type="float">
            <text:p>0,962817507130378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31961495535714" calcext:value-type="float">
            <text:p>0,831961495535714</text:p>
          </table:table-cell>
          <table:table-cell office:value-type="float" office:value="0.836338311537569" calcext:value-type="float">
            <text:p>0,836338311537569</text:p>
          </table:table-cell>
          <table:table-cell office:value-type="float" office:value="0.817734735567829" calcext:value-type="float">
            <text:p>0,817734735567829</text:p>
          </table:table-cell>
          <table:table-cell office:value-type="float" office:value="0.691667733265071" calcext:value-type="float">
            <text:p>0,691667733265071</text:p>
          </table:table-cell>
          <table:table-cell office:value-type="float" office:value="0.799940788986752" calcext:value-type="float">
            <text:p>0,799940788986752</text:p>
          </table:table-cell>
          <table:table-cell office:value-type="float" office:value="0.860497328672251" calcext:value-type="float">
            <text:p>0,860497328672251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09849330357143" calcext:value-type="float">
            <text:p>0,809849330357143</text:p>
          </table:table-cell>
          <table:table-cell office:value-type="float" office:value="0.85014011548913" calcext:value-type="float">
            <text:p>0,85014011548913</text:p>
          </table:table-cell>
          <table:table-cell office:value-type="float" office:value="0.785982060491864" calcext:value-type="float">
            <text:p>0,785982060491864</text:p>
          </table:table-cell>
          <table:table-cell office:value-type="float" office:value="0.647422113721242" calcext:value-type="float">
            <text:p>0,647422113721242</text:p>
          </table:table-cell>
          <table:table-cell office:value-type="float" office:value="0.730828192867832" calcext:value-type="float">
            <text:p>0,730828192867832</text:p>
          </table:table-cell>
          <table:table-cell office:value-type="float" office:value="0.882141783818079" calcext:value-type="float">
            <text:p>0,882141783818079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48099190848214" calcext:value-type="float">
            <text:p>0,748099190848214</text:p>
          </table:table-cell>
          <table:table-cell office:value-type="float" office:value="0.417558628983764" calcext:value-type="float">
            <text:p>0,417558628983764</text:p>
          </table:table-cell>
          <table:table-cell office:value-type="float" office:value="0.490170472593795" calcext:value-type="float">
            <text:p>0,490170472593795</text:p>
          </table:table-cell>
          <table:table-cell office:value-type="float" office:value="0.324652858946187" calcext:value-type="float">
            <text:p>0,324652858946187</text:p>
          </table:table-cell>
          <table:table-cell office:value-type="float" office:value="0.593352131931983" calcext:value-type="float">
            <text:p>0,593352131931983</text:p>
          </table:table-cell>
          <table:table-cell office:value-type="float" office:value="0.78777853245985" calcext:value-type="float">
            <text:p>0,78777853245985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684439522879464" calcext:value-type="float">
            <text:p>0,684439522879464</text:p>
          </table:table-cell>
          <table:table-cell office:value-type="float" office:value="0.596203954427017" calcext:value-type="float">
            <text:p>0,596203954427017</text:p>
          </table:table-cell>
          <table:table-cell office:value-type="float" office:value="0.563274565881089" calcext:value-type="float">
            <text:p>0,563274565881089</text:p>
          </table:table-cell>
          <table:table-cell office:value-type="float" office:value="0.392054426339661" calcext:value-type="float">
            <text:p>0,392054426339661</text:p>
          </table:table-cell>
          <table:table-cell office:value-type="float" office:value="0.533792283237655" calcext:value-type="float">
            <text:p>0,533792283237655</text:p>
          </table:table-cell>
          <table:table-cell office:value-type="float" office:value="0.777256393997041" calcext:value-type="float">
            <text:p>0,777256393997041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545724051339286" calcext:value-type="float">
            <text:p>0,545724051339286</text:p>
          </table:table-cell>
          <table:table-cell office:value-type="float" office:value="0.507372160893288" calcext:value-type="float">
            <text:p>0,507372160893288</text:p>
          </table:table-cell>
          <table:table-cell office:value-type="float" office:value="0.434224529244402" calcext:value-type="float">
            <text:p>0,434224529244402</text:p>
          </table:table-cell>
          <table:table-cell office:value-type="float" office:value="0.277322347523338" calcext:value-type="float">
            <text:p>0,277322347523338</text:p>
          </table:table-cell>
          <table:table-cell office:value-type="float" office:value="0.379510639509501" calcext:value-type="float">
            <text:p>0,379510639509501</text:p>
          </table:table-cell>
          <table:table-cell office:value-type="float" office:value="0.68693857145161" calcext:value-type="float">
            <text:p>0,68693857145161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681535993303571" calcext:value-type="float">
            <text:p>0,681535993303571</text:p>
          </table:table-cell>
          <table:table-cell office:value-type="float" office:value="0.5803855285927" calcext:value-type="float">
            <text:p>0,5803855285927</text:p>
          </table:table-cell>
          <table:table-cell office:value-type="float" office:value="0.441255660261902" calcext:value-type="float">
            <text:p>0,441255660261902</text:p>
          </table:table-cell>
          <table:table-cell office:value-type="float" office:value="0.283084049778196" calcext:value-type="float">
            <text:p>0,283084049778196</text:p>
          </table:table-cell>
          <table:table-cell office:value-type="float" office:value="0.355931785088477" calcext:value-type="float">
            <text:p>0,355931785088477</text:p>
          </table:table-cell>
          <table:table-cell office:value-type="float" office:value="0.859415658833205" calcext:value-type="float">
            <text:p>0,859415658833205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763959612165179" calcext:value-type="float">
            <text:p>0,763959612165179</text:p>
          </table:table-cell>
          <table:table-cell office:value-type="float" office:value="0.472563500828272" calcext:value-type="float">
            <text:p>0,472563500828272</text:p>
          </table:table-cell>
          <table:table-cell office:value-type="float" office:value="0.50289219016839" calcext:value-type="float">
            <text:p>0,50289219016839</text:p>
          </table:table-cell>
          <table:table-cell office:value-type="float" office:value="0.335909135511726" calcext:value-type="float">
            <text:p>0,335909135511726</text:p>
          </table:table-cell>
          <table:table-cell office:value-type="float" office:value="0.537380793532436" calcext:value-type="float">
            <text:p>0,537380793532436</text:p>
          </table:table-cell>
          <table:table-cell office:value-type="float" office:value="0.828679363727062" calcext:value-type="float">
            <text:p>0,828679363727062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44140625" calcext:value-type="float">
            <text:p>0,744140625</text:p>
          </table:table-cell>
          <table:table-cell office:value-type="float" office:value="0.626649784320879" calcext:value-type="float">
            <text:p>0,626649784320879</text:p>
          </table:table-cell>
          <table:table-cell office:value-type="float" office:value="0.665572574762947" calcext:value-type="float">
            <text:p>0,665572574762947</text:p>
          </table:table-cell>
          <table:table-cell office:value-type="float" office:value="0.498770155780268" calcext:value-type="float">
            <text:p>0,498770155780268</text:p>
          </table:table-cell>
          <table:table-cell office:value-type="float" office:value="0.709650764332758" calcext:value-type="float">
            <text:p>0,709650764332758</text:p>
          </table:table-cell>
          <table:table-cell office:value-type="float" office:value="0.763438082158252" calcext:value-type="float">
            <text:p>0,763438082158252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45860072544643" calcext:value-type="float">
            <text:p>0,845860072544643</text:p>
          </table:table-cell>
          <table:table-cell office:value-type="float" office:value="0.649456718143928" calcext:value-type="float">
            <text:p>0,649456718143928</text:p>
          </table:table-cell>
          <table:table-cell office:value-type="float" office:value="0.753072969046821" calcext:value-type="float">
            <text:p>0,753072969046821</text:p>
          </table:table-cell>
          <table:table-cell office:value-type="float" office:value="0.603943093984541" calcext:value-type="float">
            <text:p>0,603943093984541</text:p>
          </table:table-cell>
          <table:table-cell office:value-type="float" office:value="0.896027920890809" calcext:value-type="float">
            <text:p>0,896027920890809</text:p>
          </table:table-cell>
          <table:table-cell office:value-type="float" office:value="0.828020282968689" calcext:value-type="float">
            <text:p>0,828020282968689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49269321986607" calcext:value-type="float">
            <text:p>0,849269321986607</text:p>
          </table:table-cell>
          <table:table-cell office:value-type="float" office:value="0.732162998525031" calcext:value-type="float">
            <text:p>0,732162998525031</text:p>
          </table:table-cell>
          <table:table-cell office:value-type="float" office:value="0.74547622903753" calcext:value-type="float">
            <text:p>0,74547622903753</text:p>
          </table:table-cell>
          <table:table-cell office:value-type="float" office:value="0.594230453254466" calcext:value-type="float">
            <text:p>0,594230453254466</text:p>
          </table:table-cell>
          <table:table-cell office:value-type="float" office:value="0.759282586527503" calcext:value-type="float">
            <text:p>0,759282586527503</text:p>
          </table:table-cell>
          <table:table-cell office:value-type="float" office:value="0.886152976175841" calcext:value-type="float">
            <text:p>0,886152976175841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61293247767857" calcext:value-type="float">
            <text:p>0,861293247767857</text:p>
          </table:table-cell>
          <table:table-cell office:value-type="float" office:value="0.661994256631884" calcext:value-type="float">
            <text:p>0,661994256631884</text:p>
          </table:table-cell>
          <table:table-cell office:value-type="float" office:value="0.745366072286071" calcext:value-type="float">
            <text:p>0,745366072286071</text:p>
          </table:table-cell>
          <table:table-cell office:value-type="float" office:value="0.594090479957133" calcext:value-type="float">
            <text:p>0,594090479957133</text:p>
          </table:table-cell>
          <table:table-cell office:value-type="float" office:value="0.852763432589825" calcext:value-type="float">
            <text:p>0,852763432589825</text:p>
          </table:table-cell>
          <table:table-cell office:value-type="float" office:value="0.863958345253762" calcext:value-type="float">
            <text:p>0,863958345253762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47349330357143" calcext:value-type="float">
            <text:p>0,747349330357143</text:p>
          </table:table-cell>
          <table:table-cell office:value-type="float" office:value="0.764369518843328" calcext:value-type="float">
            <text:p>0,764369518843328</text:p>
          </table:table-cell>
          <table:table-cell office:value-type="float" office:value="0.640380271551617" calcext:value-type="float">
            <text:p>0,640380271551617</text:p>
          </table:table-cell>
          <table:table-cell office:value-type="float" office:value="0.470999543587403" calcext:value-type="float">
            <text:p>0,470999543587403</text:p>
          </table:table-cell>
          <table:table-cell office:value-type="float" office:value="0.551001665883559" calcext:value-type="float">
            <text:p>0,551001665883559</text:p>
          </table:table-cell>
          <table:table-cell office:value-type="float" office:value="0.882813190699319" calcext:value-type="float">
            <text:p>0,882813190699319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672092982700893" calcext:value-type="float">
            <text:p>0,672092982700893</text:p>
          </table:table-cell>
          <table:table-cell office:value-type="float" office:value="0.711526040749222" calcext:value-type="float">
            <text:p>0,711526040749222</text:p>
          </table:table-cell>
          <table:table-cell office:value-type="float" office:value="0.563110630932051" calcext:value-type="float">
            <text:p>0,563110630932051</text:p>
          </table:table-cell>
          <table:table-cell office:value-type="float" office:value="0.391895606616755" calcext:value-type="float">
            <text:p>0,391895606616755</text:p>
          </table:table-cell>
          <table:table-cell office:value-type="float" office:value="0.465924601572563" calcext:value-type="float">
            <text:p>0,465924601572563</text:p>
          </table:table-cell>
          <table:table-cell office:value-type="float" office:value="0.843212969315952" calcext:value-type="float">
            <text:p>0,843212969315952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651811872209821" calcext:value-type="float">
            <text:p>0,651811872209821</text:p>
          </table:table-cell>
          <table:table-cell office:value-type="float" office:value="0.805945067357227" calcext:value-type="float">
            <text:p>0,805945067357227</text:p>
          </table:table-cell>
          <table:table-cell office:value-type="float" office:value="0.594354093231616" calcext:value-type="float">
            <text:p>0,594354093231616</text:p>
          </table:table-cell>
          <table:table-cell office:value-type="float" office:value="0.422833439324738" calcext:value-type="float">
            <text:p>0,422833439324738</text:p>
          </table:table-cell>
          <table:table-cell office:value-type="float" office:value="0.470761457260556" calcext:value-type="float">
            <text:p>0,470761457260556</text:p>
          </table:table-cell>
          <table:table-cell office:value-type="float" office:value="0.865940925700365" calcext:value-type="float">
            <text:p>0,865940925700365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94546944754464" calcext:value-type="float">
            <text:p>0,794546944754464</text:p>
          </table:table-cell>
          <table:table-cell office:value-type="float" office:value="0.547934449482029" calcext:value-type="float">
            <text:p>0,547934449482029</text:p>
          </table:table-cell>
          <table:table-cell office:value-type="float" office:value="0.647413548010594" calcext:value-type="float">
            <text:p>0,647413548010594</text:p>
          </table:table-cell>
          <table:table-cell office:value-type="float" office:value="0.478648552969289" calcext:value-type="float">
            <text:p>0,478648552969289</text:p>
          </table:table-cell>
          <table:table-cell office:value-type="float" office:value="0.791026766125494" calcext:value-type="float">
            <text:p>0,791026766125494</text:p>
          </table:table-cell>
          <table:table-cell office:value-type="float" office:value="0.795649187084955" calcext:value-type="float">
            <text:p>0,795649187084955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32275390625" calcext:value-type="float">
            <text:p>0,832275390625</text:p>
          </table:table-cell>
          <table:table-cell office:value-type="float" office:value="0.805970644882779" calcext:value-type="float">
            <text:p>0,805970644882779</text:p>
          </table:table-cell>
          <table:table-cell office:value-type="float" office:value="0.716191094455428" calcext:value-type="float">
            <text:p>0,716191094455428</text:p>
          </table:table-cell>
          <table:table-cell office:value-type="float" office:value="0.557864251729607" calcext:value-type="float">
            <text:p>0,557864251729607</text:p>
          </table:table-cell>
          <table:table-cell office:value-type="float" office:value="0.644408453695837" calcext:value-type="float">
            <text:p>0,644408453695837</text:p>
          </table:table-cell>
          <table:table-cell office:value-type="float" office:value="0.924140527627752" calcext:value-type="float">
            <text:p>0,924140527627752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73655482700893" calcext:value-type="float">
            <text:p>0,773655482700893</text:p>
          </table:table-cell>
          <table:table-cell office:value-type="float" office:value="0.588374110706229" calcext:value-type="float">
            <text:p>0,588374110706229</text:p>
          </table:table-cell>
          <table:table-cell office:value-type="float" office:value="0.566388828569997" calcext:value-type="float">
            <text:p>0,566388828569997</text:p>
          </table:table-cell>
          <table:table-cell office:value-type="float" office:value="0.395078414466479" calcext:value-type="float">
            <text:p>0,395078414466479</text:p>
          </table:table-cell>
          <table:table-cell office:value-type="float" office:value="0.545987376014427" calcext:value-type="float">
            <text:p>0,545987376014427</text:p>
          </table:table-cell>
          <table:table-cell office:value-type="float" office:value="0.858183079056865" calcext:value-type="float">
            <text:p>0,858183079056865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19196428571429" calcext:value-type="float">
            <text:p>0,819196428571429</text:p>
          </table:table-cell>
          <table:table-cell office:value-type="float" office:value="0.623926948325198" calcext:value-type="float">
            <text:p>0,623926948325198</text:p>
          </table:table-cell>
          <table:table-cell office:value-type="float" office:value="0.588489779718198" calcext:value-type="float">
            <text:p>0,588489779718198</text:p>
          </table:table-cell>
          <table:table-cell office:value-type="float" office:value="0.416922081939094" calcext:value-type="float">
            <text:p>0,416922081939094</text:p>
          </table:table-cell>
          <table:table-cell office:value-type="float" office:value="0.556861714114024" calcext:value-type="float">
            <text:p>0,556861714114024</text:p>
          </table:table-cell>
          <table:table-cell office:value-type="float" office:value="0.898514682837092" calcext:value-type="float">
            <text:p>0,898514682837092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68992396763393" calcext:value-type="float">
            <text:p>0,868992396763393</text:p>
          </table:table-cell>
          <table:table-cell office:value-type="float" office:value="0.627931367202249" calcext:value-type="float">
            <text:p>0,627931367202249</text:p>
          </table:table-cell>
          <table:table-cell office:value-type="float" office:value="0.665821489735549" calcext:value-type="float">
            <text:p>0,665821489735549</text:p>
          </table:table-cell>
          <table:table-cell office:value-type="float" office:value="0.499049778281599" calcext:value-type="float">
            <text:p>0,499049778281599</text:p>
          </table:table-cell>
          <table:table-cell office:value-type="float" office:value="0.708577920848324" calcext:value-type="float">
            <text:p>0,708577920848324</text:p>
          </table:table-cell>
          <table:table-cell office:value-type="float" office:value="0.905209268522081" calcext:value-type="float">
            <text:p>0,905209268522081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81617954799107" calcext:value-type="float">
            <text:p>0,881617954799107</text:p>
          </table:table-cell>
          <table:table-cell office:value-type="float" office:value="0.697350069735007" calcext:value-type="float">
            <text:p>0,697350069735007</text:p>
          </table:table-cell>
          <table:table-cell office:value-type="float" office:value="0.720505589064784" calcext:value-type="float">
            <text:p>0,720505589064784</text:p>
          </table:table-cell>
          <table:table-cell office:value-type="float" office:value="0.563117418026193" calcext:value-type="float">
            <text:p>0,563117418026193</text:p>
          </table:table-cell>
          <table:table-cell office:value-type="float" office:value="0.745251682139511" calcext:value-type="float">
            <text:p>0,745251682139511</text:p>
          </table:table-cell>
          <table:table-cell office:value-type="float" office:value="0.916726969716905" calcext:value-type="float">
            <text:p>0,9167269697169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783543904622396" calcext:value-type="float">
            <text:p>0,783543904622396</text:p>
          </table:table-cell>
          <table:table-cell table:style-name="ce9" table:formula="of:=AVERAGE([.D2:.D25])" office:value-type="float" office:value="0.690974246883331" calcext:value-type="float">
            <text:p>0,690974246883331</text:p>
          </table:table-cell>
          <table:table-cell table:style-name="ce9" table:formula="of:=AVERAGE([.E2:.E25])" office:value-type="float" office:value="0.65908190664752" calcext:value-type="float">
            <text:p>0,65908190664752</text:p>
          </table:table-cell>
          <table:table-cell table:style-name="ce9" table:formula="of:=AVERAGE([.F2:.F25])" office:value-type="float" office:value="0.502997572789876" calcext:value-type="float">
            <text:p>0,502997572789876</text:p>
          </table:table-cell>
          <table:table-cell table:style-name="ce9" table:formula="of:=AVERAGE([.G2:.G25])" office:value-type="float" office:value="0.648391459549877" calcext:value-type="float">
            <text:p>0,648391459549877</text:p>
          </table:table-cell>
          <table:table-cell table:style-name="ce9" table:formula="of:=AVERAGE([.H2:.H25])" office:value-type="float" office:value="0.858389329081699" calcext:value-type="float">
            <text:p>0,858389329081699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694649832589286" calcext:value-type="float">
            <text:p>0,694649832589286</text:p>
          </table:table-cell>
          <table:table-cell table:formula="of:=AVERAGE([.D8:.D13])" office:value-type="float" office:value="0.533455593007653" calcext:value-type="float">
            <text:p>0,533455593007653</text:p>
          </table:table-cell>
          <table:table-cell table:formula="of:=AVERAGE([.E8:.E13])" office:value-type="float" office:value="0.516231665485421" calcext:value-type="float">
            <text:p>0,516231665485421</text:p>
          </table:table-cell>
          <table:table-cell table:formula="of:=AVERAGE([.F8:.F13])" office:value-type="float" office:value="0.351965495646563" calcext:value-type="float">
            <text:p>0,351965495646563</text:p>
          </table:table-cell>
          <table:table-cell table:formula="of:=AVERAGE([.G8:.G13])" office:value-type="float" office:value="0.518269732938802" calcext:value-type="float">
            <text:p>0,518269732938802</text:p>
          </table:table-cell>
          <table:table-cell table:formula="of:=AVERAGE([.H8:.H13])" office:value-type="float" office:value="0.783917767104503" calcext:value-type="float">
            <text:p>0,78391776710450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39865548270089" calcext:value-type="float">
            <text:p>0,839865548270089</text:p>
          </table:table-cell>
          <table:table-cell table:formula="of:=AVERAGE([.D2:.D7])" office:value-type="float" office:value="0.860951029428318" calcext:value-type="float">
            <text:p>0,860951029428318</text:p>
          </table:table-cell>
          <table:table-cell table:formula="of:=AVERAGE([.E2:.E7])" office:value-type="float" office:value="0.795667528497948" calcext:value-type="float">
            <text:p>0,795667528497948</text:p>
          </table:table-cell>
          <table:table-cell table:formula="of:=AVERAGE([.F2:.F7])" office:value-type="float" office:value="0.661912609823392" calcext:value-type="float">
            <text:p>0,661912609823392</text:p>
          </table:table-cell>
          <table:table-cell table:formula="of:=AVERAGE([.G2:.G7])" office:value-type="float" office:value="0.743983508983634" calcext:value-type="float">
            <text:p>0,743983508983634</text:p>
          </table:table-cell>
          <table:table-cell table:formula="of:=AVERAGE([.H2:.H7])" office:value-type="float" office:value="0.904885815062364" calcext:value-type="float">
            <text:p>0,90488581506236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71279471261161" calcext:value-type="float">
            <text:p>0,771279471261161</text:p>
          </table:table-cell>
          <table:table-cell table:formula="of:=AVERAGE([.D14:.D19])" office:value-type="float" office:value="0.72090910004177" calcext:value-type="float">
            <text:p>0,72090910004177</text:p>
          </table:table-cell>
          <table:table-cell table:formula="of:=AVERAGE([.E14:.E19])" office:value-type="float" office:value="0.673626711014284" calcext:value-type="float">
            <text:p>0,673626711014284</text:p>
          </table:table-cell>
          <table:table-cell table:formula="of:=AVERAGE([.F14:.F19])" office:value-type="float" office:value="0.512998769454173" calcext:value-type="float">
            <text:p>0,512998769454173</text:p>
          </table:table-cell>
          <table:table-cell table:formula="of:=AVERAGE([.G14:.G19])" office:value-type="float" office:value="0.665960277454136" calcext:value-type="float">
            <text:p>0,665960277454136</text:p>
          </table:table-cell>
          <table:table-cell table:formula="of:=AVERAGE([.H14:.H19])" office:value-type="float" office:value="0.861683115018988" calcext:value-type="float">
            <text:p>0,86168311501898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28380766369048" calcext:value-type="float">
            <text:p>0,828380766369048</text:p>
          </table:table-cell>
          <table:table-cell table:formula="of:=AVERAGE([.D20:.D25])" office:value-type="float" office:value="0.648581265055582" calcext:value-type="float">
            <text:p>0,648581265055582</text:p>
          </table:table-cell>
          <table:table-cell table:formula="of:=AVERAGE([.E20:.E25])" office:value-type="float" office:value="0.650801721592425" calcext:value-type="float">
            <text:p>0,650801721592425</text:p>
          </table:table-cell>
          <table:table-cell table:formula="of:=AVERAGE([.F20:.F25])" office:value-type="float" office:value="0.485113416235377" calcext:value-type="float">
            <text:p>0,485113416235377</text:p>
          </table:table-cell>
          <table:table-cell table:formula="of:=AVERAGE([.G20:.G25])" office:value-type="float" office:value="0.665352318822936" calcext:value-type="float">
            <text:p>0,665352318822936</text:p>
          </table:table-cell>
          <table:table-cell table:formula="of:=AVERAGE([.H20:.H25])" office:value-type="float" office:value="0.883070619140942" calcext:value-type="float">
            <text:p>0,8830706191409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2:55:42.075203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7:16:08.974697713</meta:creation-date>
    <dc:date>2020-07-13T22:56:15.176974253</dc:date>
    <meta:editing-duration>PT1H2M51S</meta:editing-duration>
    <meta:editing-cycles>12</meta:editing-cycles>
    <meta:generator>LibreOffice/6.4.4.2$Linux_X86_64 LibreOffice_project/40$Build-2</meta:generator>
    <meta:document-statistic meta:table-count="1" meta:cell-count="235" meta:object-count="0"/>
  </office:meta>
</office:document-meta>
</file>